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8fa9" officeooo:paragraph-rsid="00198fa9" style:font-weight-asian="bold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normal" officeooo:rsid="00198fa9" officeooo:paragraph-rsid="00198fa9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98fa9" officeooo:paragraph-rsid="00198fa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none" fo:font-weight="bold" officeooo:rsid="00198fa9" officeooo:paragraph-rsid="00198fa9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officeooo:rsid="00198fa9" officeooo:paragraph-rsid="00198fa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bold" officeooo:rsid="00198fa9" officeooo:paragraph-rsid="00198fa9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8: Advanced Shell Programming</text:p>
      <text:p text:style-name="P2">Shell Functions (1 / 3)</text:p>
      <text:p text:style-name="P5">- Functions are executed in the same shell, unlike shell programs.</text:p>
      <text:p text:style-name="P5">- Can pass parameters to shell functions</text:p>
      <text:p text:style-name="P5">- Older shells, parameters were overwritten. Modern shells, preserved.</text:p>
      <text:p text:style-name="P5">- Function must be defined before execution.</text:p>
      <text:p text:style-name="P5">- <text:span text:style-name="T1">return</text:span> is similar to exit statement except only used for function</text:p>
      <text:p text:style-name="P5">- <text:span text:style-name="T1">exit</text:span><text:span text:style-name="T2"> </text:span>exits the entire shell script</text:p>
      <text:p text:style-name="P5"/>
      <text:p text:style-name="P2">Shell Functions (2 / 3)</text:p>
      <text:p text:style-name="P4">- <text:span text:style-name="T3">Functions are defined as follows:</text:span></text:p>
      <text:p text:style-name="P4"><text:span text:style-name="T3"><text:tab/>name( )</text:span></text:p>
      <text:p text:style-name="P4"><text:span text:style-name="T3"><text:tab/><text:tab/>{</text:span></text:p>
      <text:p text:style-name="P4"><text:span text:style-name="T3"><text:tab/><text:tab/><text:tab/>commands</text:span></text:p>
      <text:p text:style-name="P4"><text:span text:style-name="T3"><text:tab/><text:tab/>}</text:span></text:p>
      <text:p text:style-name="P4"><text:span text:style-name="T3"/></text:p>
      <text:p text:style-name="P3"><text:span text:style-name="T4">Shell Functions (3 / 3)</text:span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6:33:42.719868702</meta:creation-date>
    <dc:date>2015-10-24T16:53:09.035629061</dc:date>
    <meta:editing-duration>PT4M16S</meta:editing-duration>
    <meta:editing-cycles>1</meta:editing-cycles>
    <meta:document-statistic meta:table-count="0" meta:image-count="0" meta:object-count="0" meta:page-count="1" meta:paragraph-count="15" meta:word-count="83" meta:character-count="482" meta:non-whitespace-character-count="406"/>
    <meta:generator>LibreOffice/4.3.7.2$FreeBSD_X86_64 LibreOffice_project/430m0$Build-2</meta:generator>
  </office:meta>
</office:document-meta>
</file>